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string" calcext:value-type="string">
            <text:p>Colors</text:p>
          </table:table-cell>
          <table:table-cell office:value-type="float" office:value="1.1062" calcext:value-type="float">
            <text:p>1.1062</text:p>
          </table:table-cell>
          <table:table-cell office:value-type="float" office:value="1.1555" calcext:value-type="float">
            <text:p>1.1555</text:p>
          </table:table-cell>
          <table:table-cell office:value-type="float" office:value="0.2514" calcext:value-type="float">
            <text:p>0.2514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.7201" calcext:value-type="float">
            <text:p>1.7201</text:p>
          </table:table-cell>
          <table:table-cell office:value-type="float" office:value="13.9767" calcext:value-type="float">
            <text:p>13.9767</text:p>
          </table:table-cell>
          <table:table-cell table:style-name="ce1" table:formula="of:=0.435"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Btree8</text:p>
          </table:table-cell>
          <table:table-cell office:value-type="float" office:value="2.2095" calcext:value-type="float">
            <text:p>2.2095</text:p>
          </table:table-cell>
          <table:table-cell office:value-type="float" office:value="29.9494" calcext:value-type="float">
            <text:p>29.9494</text:p>
          </table:table-cell>
          <table:table-cell office:value-type="float" office:value="1.9346" calcext:value-type="float">
            <text:p>1.9346</text:p>
          </table:table-cell>
        </table:table-row>
        <table:table-row table:style-name="ro1">
          <table:table-cell office:value-type="string" calcext:value-type="string">
            <text:p>1138_bus</text:p>
          </table:table-cell>
          <table:table-cell office:value-type="float" office:value="7.4513" calcext:value-type="float">
            <text:p>7.4513</text:p>
          </table:table-cell>
          <table:table-cell office:value-type="float" office:value="210.5452" calcext:value-type="float">
            <text:p>210.5452</text:p>
          </table:table-cell>
          <table:table-cell office:value-type="float" office:value="10.625" calcext:value-type="float">
            <text:p>10.6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string" calcext:value-type="string">
            <text:p>Colors</text:p>
          </table:table-cell>
          <table:table-cell office:value-type="float" office:value="0.5864" calcext:value-type="float">
            <text:p>0.58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2227" calcext:value-type="float">
            <text:p>0.2227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.844" calcext:value-type="float">
            <text:p>1.844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1957" calcext:value-type="float">
            <text:p>0.1957</text:p>
          </table:table-cell>
        </table:table-row>
        <table:table-row table:style-name="ro1">
          <table:table-cell office:value-type="string" calcext:value-type="string">
            <text:p>Btree8</text:p>
          </table:table-cell>
          <table:table-cell office:value-type="float" office:value="1.3885" calcext:value-type="float">
            <text:p>1.3885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1379" calcext:value-type="float">
            <text:p>0.1379</text:p>
          </table:table-cell>
        </table:table-row>
        <table:table-row table:style-name="ro1">
          <table:table-cell office:value-type="string" calcext:value-type="string">
            <text:p>1138_bus</text:p>
          </table:table-cell>
          <table:table-cell office:value-type="float" office:value="2.3551" calcext:value-type="float">
            <text:p>2.3551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1576" calcext:value-type="float">
            <text:p>0.1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8:03:27.814395122</meta:creation-date>
    <dc:date>2022-01-08T18:36:37.634208241</dc:date>
    <meta:editing-duration>PT2M9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